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7141b" officeooo:paragraph-rsid="001e4135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2ed9a9" officeooo:paragraph-rsid="002ed9a9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326d65" officeooo:paragraph-rsid="00326d65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331608" officeooo:paragraph-rsid="00331608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34d294" officeooo:paragraph-rsid="0034d294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3f15d4" officeooo:paragraph-rsid="003f15d4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437b90" officeooo:paragraph-rsid="00437b90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5b0b4d" officeooo:paragraph-rsid="005b0b4d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normal" officeooo:rsid="002cd4fb" officeooo:paragraph-rsid="001e4135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2ed9a9" officeooo:paragraph-rsid="002ed9a9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331608" officeooo:paragraph-rsid="00331608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34d294" officeooo:paragraph-rsid="00368995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3853e3" officeooo:paragraph-rsid="003853e3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3853e3" officeooo:paragraph-rsid="003b7b8b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326d65" officeooo:paragraph-rsid="00326d65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3e482a" officeooo:paragraph-rsid="003e482a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437b90" officeooo:paragraph-rsid="00437b90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368995" officeooo:paragraph-rsid="00368995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4490f4" officeooo:paragraph-rsid="00467e3a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rsid="005b0b4d" officeooo:paragraph-rsid="005b0b4d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48748a" officeooo:paragraph-rsid="00467e3a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4490f4" officeooo:paragraph-rsid="004490f4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5204f9" officeooo:paragraph-rsid="005204f9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5b2851" officeooo:paragraph-rsid="005b2851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4490f4" officeooo:paragraph-rsid="004490f4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4490f4" officeooo:paragraph-rsid="00467e3a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bold" officeooo:rsid="004490f4" officeooo:paragraph-rsid="004490f4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4490f4" officeooo:paragraph-rsid="00467e3a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4490f4" officeooo:paragraph-rsid="004490f4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4490f4" officeooo:paragraph-rsid="00467e3a" style:font-weight-asian="bold" style:font-weight-complex="bold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4pt" fo:font-weight="bold" officeooo:rsid="002ed9a9" officeooo:paragraph-rsid="002ed9a9" style:font-size-asian="12.25pt" style:font-weight-asian="bold" style:font-size-complex="14pt" style:font-weight-complex="bold"/>
    </style:style>
    <style:style style:name="P32" style:family="paragraph" style:parent-style-name="Standard" style:list-style-name="L1">
      <style:paragraph-properties fo:text-align="start" style:justify-single-word="false"/>
      <style:text-properties fo:font-size="14pt" fo:font-weight="bold" officeooo:rsid="00322799" officeooo:paragraph-rsid="00322799" style:font-size-asian="12.25pt" style:font-weight-asian="bold" style:font-size-complex="14pt" style:font-weight-complex="bold"/>
    </style:style>
    <style:style style:name="P33" style:family="paragraph" style:parent-style-name="Standard" style:list-style-name="L1">
      <style:paragraph-properties fo:text-align="start" style:justify-single-word="false"/>
      <style:text-properties fo:font-size="14pt" fo:font-weight="bold" officeooo:rsid="00326d65" officeooo:paragraph-rsid="00326d65" style:font-size-asian="12.25pt" style:font-weight-asian="bold" style:font-size-complex="14pt" style:font-weight-complex="bold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14pt" fo:font-weight="bold" officeooo:rsid="003f15d4" officeooo:paragraph-rsid="003f15d4" style:font-size-asian="12.25pt" style:font-weight-asian="bold" style:font-size-complex="14pt" style:font-weight-complex="bold"/>
    </style:style>
    <style:style style:name="P35" style:family="paragraph" style:parent-style-name="Standard" style:list-style-name="L1">
      <style:paragraph-properties fo:text-align="start" style:justify-single-word="false"/>
      <style:text-properties fo:font-size="14pt" fo:font-weight="bold" officeooo:rsid="00416ec6" officeooo:paragraph-rsid="00416ec6" style:font-size-asian="12.25pt" style:font-weight-asian="bold" style:font-size-complex="14pt" style:font-weight-complex="bold"/>
    </style:style>
    <style:style style:name="P36" style:family="paragraph" style:parent-style-name="Standard" style:list-style-name="L1">
      <style:paragraph-properties fo:text-align="start" style:justify-single-word="false"/>
      <style:text-properties fo:font-size="14pt" fo:font-weight="bold" officeooo:rsid="00437b90" officeooo:paragraph-rsid="00437b90" style:font-size-asian="12.25pt" style:font-weight-asian="bold" style:font-size-complex="14pt" style:font-weight-complex="bold"/>
    </style:style>
    <style:style style:name="P37" style:family="paragraph" style:parent-style-name="Standard" style:list-style-name="L1">
      <style:paragraph-properties fo:text-align="start" style:justify-single-word="false"/>
      <style:text-properties fo:font-size="14pt" fo:font-weight="bold" officeooo:rsid="005b0b4d" officeooo:paragraph-rsid="005b0b4d" style:font-size-asian="12.25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4pt" fo:font-weight="bold" officeooo:rsid="005ebd71" officeooo:paragraph-rsid="005ebd71" style:font-size-asian="12.25pt" style:font-weight-asian="bold" style:font-size-complex="14pt" style:font-weight-complex="bold"/>
    </style:style>
    <style:style style:name="P39" style:family="paragraph" style:parent-style-name="Standard" style:list-style-name="L2">
      <style:paragraph-properties fo:text-align="start" style:justify-single-word="false"/>
      <style:text-properties fo:font-size="14pt" fo:font-weight="bold" officeooo:rsid="005ebd71" officeooo:paragraph-rsid="005ebd71" style:font-size-asian="12.25pt" style:font-weight-asian="bold" style:font-size-complex="14pt" style:font-weight-complex="bold"/>
    </style:style>
    <style:style style:name="P40" style:family="paragraph" style:parent-style-name="Standard" style:list-style-name="L1">
      <style:paragraph-properties fo:text-align="start" style:justify-single-word="false"/>
      <style:text-properties fo:font-size="14pt" fo:font-weight="normal" officeooo:rsid="00437b90" officeooo:paragraph-rsid="004490f4" style:font-size-asian="12.25pt" style:font-weight-asian="normal" style:font-size-complex="14pt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fo:font-size="14pt" fo:font-weight="normal" officeooo:rsid="00467e3a" officeooo:paragraph-rsid="004490f4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fo:font-weight="normal" officeooo:rsid="0053d01c" officeooo:paragraph-rsid="004490f4" style:font-size-asian="12.25pt" style:font-weight-asian="normal" style:font-size-complex="14pt" style:font-weight-complex="normal"/>
    </style:style>
    <style:style style:name="P43" style:family="paragraph" style:parent-style-name="Standard" style:list-style-name="L1">
      <style:paragraph-properties fo:text-align="start" style:justify-single-word="false"/>
      <style:text-properties fo:font-size="14pt" fo:font-weight="normal" officeooo:rsid="005b2851" officeooo:paragraph-rsid="005b2851" style:font-size-asian="12.25pt" style:font-weight-asian="normal" style:font-size-complex="14pt" style:font-weight-complex="normal"/>
    </style:style>
    <style:style style:name="P44" style:family="paragraph" style:parent-style-name="Standard" style:list-style-name="L1">
      <style:paragraph-properties fo:text-align="start" style:justify-single-word="false"/>
      <style:text-properties fo:font-size="14pt" fo:font-weight="normal" officeooo:rsid="005bbcb7" officeooo:paragraph-rsid="005bbcb7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4pt" fo:font-weight="normal" officeooo:rsid="005ebd71" officeooo:paragraph-rsid="005ebd71" style:font-size-asian="12.25pt" style:font-weight-asian="normal" style:font-size-complex="14pt" style:font-weight-complex="normal"/>
    </style:style>
    <style:style style:name="P46" style:family="paragraph" style:parent-style-name="Standard" style:list-style-name="L1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4490f4" officeooo:paragraph-rsid="004490f4" style:font-size-asian="12.25pt" style:font-weight-asian="normal" style:font-size-complex="14pt" style:font-weight-complex="normal"/>
    </style:style>
    <style:style style:name="P47" style:family="paragraph" style:parent-style-name="Standard" style:list-style-name="L1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582e87" officeooo:paragraph-rsid="00582e87" style:font-size-asian="12.25pt" style:font-weight-asian="normal" style:font-size-complex="14pt" style:font-weight-complex="normal"/>
    </style:style>
    <style:style style:name="P48" style:family="paragraph" style:parent-style-name="Standard" style:list-style-name="L1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5b2851" officeooo:paragraph-rsid="005b2851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4ee7d4" officeooo:paragraph-rsid="004490f4" style:font-size-asian="12.25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1615e" officeooo:paragraph-rsid="005204f9" style:font-size-asian="12.25pt" style:font-weight-asian="normal" style:font-size-complex="14pt" style:font-weight-complex="normal"/>
    </style:style>
    <style:style style:name="P51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582e87" officeooo:paragraph-rsid="00582e87" style:font-size-asian="12.25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529ab" officeooo:paragraph-rsid="004490f4" style:font-size-asian="12.25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b2851" officeooo:paragraph-rsid="005b2851" style:font-size-asian="12.25pt" style:font-weight-asian="normal" style:font-size-complex="14pt" style:font-weight-complex="normal"/>
    </style:style>
    <style:style style:name="P54" style:family="paragraph" style:parent-style-name="Standard" style:list-style-name="L1">
      <style:paragraph-properties fo:text-align="start" style:justify-single-word="false"/>
      <style:text-properties fo:font-weight="normal" officeooo:rsid="004490f4" officeooo:paragraph-rsid="004490f4" style:font-weight-asian="normal" style:font-weight-complex="normal"/>
    </style:style>
    <style:style style:name="P55" style:family="paragraph" style:parent-style-name="Standard" style:list-style-name="L1">
      <style:paragraph-properties fo:text-align="start" style:justify-single-word="false"/>
      <style:text-properties fo:font-weight="normal" officeooo:rsid="004490f4" officeooo:paragraph-rsid="00467e3a" style:font-weight-asian="normal" style:font-weight-complex="normal"/>
    </style:style>
    <style:style style:name="P56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normal" officeooo:rsid="004490f4" officeooo:paragraph-rsid="00467e3a" style:font-weight-asian="normal" style:font-weight-complex="normal"/>
    </style:style>
    <style:style style:name="P57" style:family="paragraph" style:parent-style-name="Standard" style:list-style-name="L1">
      <style:paragraph-properties fo:text-align="start" style:justify-single-word="false"/>
      <style:text-properties fo:font-weight="bold" officeooo:rsid="004490f4" officeooo:paragraph-rsid="004490f4" style:font-weight-asian="bold" style:font-weight-complex="bold"/>
    </style:style>
    <style:style style:name="T1" style:family="text">
      <style:text-properties officeooo:rsid="002e5ccd"/>
    </style:style>
    <style:style style:name="T2" style:family="text">
      <style:text-properties officeooo:rsid="003b7b8b"/>
    </style:style>
    <style:style style:name="T3" style:family="text">
      <style:text-properties fo:font-size="14pt" style:font-size-asian="12.25pt" style:font-size-complex="14pt"/>
    </style:style>
    <style:style style:name="T4" style:family="text">
      <style:text-properties fo:font-size="14pt" officeooo:rsid="00467e3a" style:font-size-asian="12.25pt" style:font-size-complex="14pt"/>
    </style:style>
    <style:style style:name="T5" style:family="text">
      <style:text-properties fo:font-size="14pt" officeooo:rsid="0053d01c" style:font-size-asian="12.25pt" style:font-size-complex="14pt"/>
    </style:style>
    <style:style style:name="T6" style:family="text">
      <style:text-properties fo:font-size="14pt" officeooo:rsid="005529ab" style:font-size-asian="12.25pt" style:font-size-complex="14pt"/>
    </style:style>
    <style:style style:name="T7" style:family="text">
      <style:text-properties fo:font-size="14pt" style:text-underline-style="solid" style:text-underline-width="auto" style:text-underline-color="font-color" style:font-size-asian="12.25pt" style:font-size-complex="14pt"/>
    </style:style>
    <style:style style:name="T8" style:family="text">
      <style:text-properties fo:font-size="14pt" style:text-underline-style="solid" style:text-underline-width="auto" style:text-underline-color="font-color" fo:font-weight="bold" style:font-size-asian="12.25pt" style:font-weight-asian="bold" style:font-size-complex="14pt" style:font-weight-complex="bold"/>
    </style:style>
    <style:style style:name="T9" style:family="text">
      <style:text-properties fo:font-size="14pt" style:text-underline-style="none" style:font-size-asian="12.25pt" style:font-size-complex="14pt"/>
    </style:style>
    <style:style style:name="T10" style:family="text">
      <style:text-properties fo:font-size="14pt" style:text-underline-style="none" officeooo:rsid="0048748a" style:font-size-asian="12.25pt" style:font-size-complex="14pt"/>
    </style:style>
    <style:style style:name="T11" style:family="text">
      <style:text-properties fo:font-size="14pt" style:text-underline-style="none" fo:font-weight="bold" style:font-size-asian="12.25pt" style:font-weight-asian="bold" style:font-size-complex="14pt" style:font-weight-complex="bold"/>
    </style:style>
    <style:style style:name="T12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13" style:family="text">
      <style:text-properties fo:font-size="14pt" style:text-underline-style="none" fo:font-weight="normal" officeooo:rsid="004a309f" style:font-size-asian="12.25pt" style:font-weight-asian="normal" style:font-size-complex="14pt" style:font-weight-complex="normal"/>
    </style:style>
    <style:style style:name="T14" style:family="text">
      <style:text-properties officeooo:rsid="00416ec6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04ee7d4"/>
    </style:style>
    <style:style style:name="T17" style:family="text">
      <style:text-properties style:text-underline-style="none" officeooo:rsid="0051615e"/>
    </style:style>
    <style:style style:name="T18" style:family="text">
      <style:text-properties style:text-underline-style="none" officeooo:rsid="0053d01c"/>
    </style:style>
    <style:style style:name="T19" style:family="text">
      <style:text-properties style:text-underline-style="none" officeooo:rsid="005529ab"/>
    </style:style>
    <style:style style:name="T20" style:family="text">
      <style:text-properties style:text-underline-style="none" officeooo:rsid="005bbcb7"/>
    </style:style>
    <style:style style:name="T21" style:family="text">
      <style:text-properties officeooo:rsid="005bbcb7"/>
    </style:style>
    <style:style style:name="T22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/>HTML </text:span>BASICS</text:p>
      <text:p text:style-name="P9"/>
      <text:list xml:id="list6850525386370196563" text:style-name="L2">
        <text:list-item>
          <text:p text:style-name="P39">How to apply image as a background image?</text:p>
        </text:list-item>
      </text:list>
      <text:p text:style-name="P38"/>
      <text:p text:style-name="P45">We will apply background image using &lt;body background=”image url”&gt; tag as the body of the html page.</text:p>
      <text:p text:style-name="P45"/>
      <text:list xml:id="list103208732634980" text:continue-numbering="true" text:style-name="L2">
        <text:list-item>
          <text:p text:style-name="P3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09:34:45.387738448</meta:creation-date>
    <dc:date>2016-11-18T10:32:07.352183737</dc:date>
    <meta:editing-duration>PT6H32M51S</meta:editing-duration>
    <meta:editing-cycles>61</meta:editing-cycles>
    <meta:generator>LibreOffice/4.2.8.2$Linux_x86 LibreOffice_project/420m0$Build-2</meta:generator>
    <meta:document-statistic meta:table-count="0" meta:image-count="0" meta:object-count="0" meta:page-count="1" meta:paragraph-count="4" meta:word-count="29" meta:character-count="157" meta:non-whitespace-character-count="132"/>
  </office:meta>
</office:document-meta>
</file>